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1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52" style:family="paragraph" style:parent-style-name="Standard">
      <style:text-properties officeooo:paragraph-rsid="08a6391a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1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line-height="115%"/>
      <style:text-properties officeooo:rsid="08c80a83" officeooo:paragraph-rsid="08c80a83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/>
      <style:paragraph-properties fo:text-align="center"/>
      <style:text-properties fo:font-size="12pt"/>
    </style:style>
    <style:style style:name="P77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0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2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5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5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5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5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5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5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5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5" svg:x1="0.0827in" svg:y1="0.1811in" svg:x2="3.3693in" svg:y2="0.1811in"><text:p/></draw:line><draw:line text:anchor-type="paragraph" draw:z-index="22" draw:name="Shape3_31" draw:style-name="gr1" draw:text-style-name="P75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6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6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5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5" svg:x1="1.9563in" svg:y1="0.2067in" svg:x2="3.3689in" svg:y2="0.202in"><text:p/></draw:line><draw:line text:anchor-type="paragraph" draw:z-index="27" draw:name="Shape3_36" draw:style-name="gr1" draw:text-style-name="P75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89712">
          <table:table-cell table:style-name="Table5.A1" office:value-type="string">
            <text:p text:style-name="P55">စဥ်</text:p>
          </table:table-cell>
          <table:table-cell table:style-name="Table5.A1" office:value-type="string">
            <text:p text:style-name="P55">လအမည်</text:p>
          </table:table-cell>
          <table:table-cell table:style-name="Table5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5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5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5.F1" office:value-type="string">
            <text:p text:style-name="P55">လက်မှတ်</text:p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5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office:value-type="string">
            <text:p text:style-name="P69">a</text:p>
          </table:table-cell>
          <table:table-cell table:style-name="Table5.A3" office:value-type="string">
            <text:p text:style-name="P68"/>
          </table:table-cell>
          <table:table-cell table:style-name="Table5.A3" office:value-type="string">
            <text:p text:style-name="P68"/>
          </table:table-cell>
          <table:table-cell table:style-name="Table5.A3" office:value-type="string">
            <text:p text:style-name="P68"/>
          </table:table-cell>
          <table:table-cell table:style-name="Table5.A3" office:value-type="string">
            <text:p text:style-name="P68"/>
          </table:table-cell>
          <table:table-cell table:style-name="Table5.A2" office:value-type="string">
            <text:p text:style-name="P68"/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7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table:number-columns-spanned="2" office:value-type="string">
            <text:p text:style-name="P59">စုစုပေါင်း</text:p>
          </table:table-cell>
          <table:covered-table-cell/>
          <table:table-cell table:style-name="Table5.A3" office:value-type="string">
            <text:p text:style-name="P72"><text:text-input text:description="py3o://function=&quot;o._get_total(r.fiscal_year_id, 'NET')&quot;">t_total</text:text-input></text:p>
          </table:table-cell>
          <table:table-cell table:style-name="Table5.A3" office:value-type="string">
            <text:p text:style-name="P72"><text:text-input text:description="py3o://function=&quot;o._get_total(r.fiscal_year_id, 'PIT')&quot;">t_tax</text:text-input></text:p>
          </table:table-cell>
          <table:table-cell table:style-name="Table5.A3" office:value-type="string">
            <text:p text:style-name="P68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52"/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4333392">
          <table:table-cell table:style-name="Table3.A1" office:value-type="string">
            <text:p text:style-name="P55">စဥ်</text:p>
          </table:table-cell>
          <table:table-cell table:style-name="Table3.A1" office:value-type="string">
            <text:p text:style-name="P55">လအမည်</text:p>
          </table:table-cell>
          <table:table-cell table:style-name="Table3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3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3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3.F1" office:value-type="string">
            <text:p text:style-name="P55">လက်မှတ်</text:p>
          </table:table-cell>
        </table:table-row>
        <table:table-row table:style-name="TableLine2054744333392">
          <table:table-cell table:style-name="Table3.A2" office:value-type="string">
            <text:p text:style-name="P56">စဥ်</text:p>
            <text:p text:style-name="P51"/>
          </table:table-cell>
          <table:table-cell table:style-name="Table3.A2" office:value-type="string">
            <text:p text:style-name="P56">လအမည်</text:p>
            <text:p text:style-name="P51"/>
          </table:table-cell>
          <table:table-cell table:style-name="Table3.A2" office:value-type="string">
            <text:p text:style-name="P56">ရရှိသည့် လစာဝင်ငွေ</text:p>
            <text:p text:style-name="P56"><text:s/>စုစုပေါင်း (ကျပ်) </text:p>
            <text:p text:style-name="P51"/>
          </table:table-cell>
          <table:table-cell table:style-name="Table3.A2" office:value-type="string">
            <text:p text:style-name="P56">ပေးဆောင်သည့် </text:p>
            <text:p text:style-name="P56">အခွန်(ကျပ်)</text:p>
            <text:p text:style-name="P51"/>
          </table:table-cell>
          <table:table-cell table:style-name="Table3.A2" office:value-type="string">
            <text:p text:style-name="P56">အခွန်ပေးသွင်းမှု</text:p>
            <text:p text:style-name="P56">အထောက်အထား</text:p>
            <text:p text:style-name="P56">အမှတ်</text:p>
            <text:p text:style-name="P51"/>
          </table:table-cell>
          <table:table-cell table:style-name="Table3.F2" office:value-type="string">
            <text:p text:style-name="P56">လက်မှတ်</text:p>
            <text:p text:style-name="P51"/>
          </table:table-cell>
        </table:table-row>
        <table:table-row table:style-name="TableLine2054744332112">
          <table:table-cell table:style-name="Table3.F2" table:number-columns-spanned="6" office:value-type="string">
            <text:p text:style-name="P64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41584">
          <table:table-cell table:style-name="Table3.A2" office:value-type="string">
            <text:p text:style-name="P70"><text:text-input text:description="py3o://function=&quot;r.number_list(i)&quot;">sr</text:text-input></text:p>
          </table:table-cell>
          <table:table-cell table:style-name="Table3.A2" office:value-type="string">
            <text:p text:style-name="P58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3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4"/>
          </table:table-cell>
        </table:table-row>
        <table:table-row table:style-name="TableLine2054744337488">
          <table:table-cell table:style-name="Table3.F2" table:number-columns-spanned="6" office:value-type="string">
            <text:p text:style-name="P66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34928">
          <table:table-cell table:style-name="Table3.A2" table:number-columns-spanned="2" office:value-type="string">
            <text:p text:style-name="P58">စုစုပေါင်း</text:p>
          </table:table-cell>
          <table:covered-table-cell/>
          <table:table-cell table:style-name="Table3.A2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2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2" office:value-type="string">
            <text:p text:style-name="P74"/>
          </table:table-cell>
          <table:table-cell table:style-name="Table3.F2" office:value-type="string">
            <text:p text:style-name="P61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5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5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53"><draw:custom-shape text:anchor-type="paragraph" draw:z-index="1" draw:name="Shape2" draw:style-name="gr3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54"><draw:custom-shape text:anchor-type="paragraph" draw:z-index="2" draw:name="Shape2_0" draw:style-name="gr2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5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47"><draw:line text:anchor-type="paragraph" draw:z-index="5" draw:name="Shape3_5" draw:style-name="gr1" draw:text-style-name="P75" svg:x1="0.5429in" svg:y1="0.1638in" svg:x2="3.3665in" svg:y2="0.1638in"><text:p/></draw:line>လက်မှတ် <text:s/></text:p>
            <text:p text:style-name="P48">အမည် <text:s text:c="2"/><text:span text:style-name="T11"><text:user-field-get text:name="py3o.o.company_id.hr_head_id.name">hr_head</text:user-field-get></text:span></text:p>
            <text:p text:style-name="P49"><draw:line text:anchor-type="paragraph" draw:z-index="6" draw:name="Shape3_15" draw:style-name="gr1" draw:text-style-name="P75" svg:x1="0.4043in" svg:y1="-0.1098in" svg:x2="3.3559in" svg:y2="-0.1098in"><text:p/></draw:line><draw:line text:anchor-type="paragraph" draw:z-index="7" draw:name="Shape3_16" draw:style-name="gr1" draw:text-style-name="P75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48"><draw:line text:anchor-type="paragraph" draw:z-index="8" draw:name="Shape3_18" draw:style-name="gr1" draw:text-style-name="P76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46"><draw:line text:anchor-type="paragraph" draw:z-index="9" draw:name="Shape3_17" draw:style-name="gr1" draw:text-style-name="P75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48"><draw:line text:anchor-type="paragraph" draw:z-index="10" draw:name="Shape3_19" draw:style-name="gr1" draw:text-style-name="P75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5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11M</meta:editing-duration>
    <meta:editing-cycles>1141</meta:editing-cycles>
    <dc:date>2022-12-08T10:30:07.513000000</dc:date>
    <meta:document-statistic meta:table-count="8" meta:image-count="0" meta:object-count="0" meta:page-count="3" meta:paragraph-count="111" meta:word-count="373" meta:character-count="2732" meta:non-whitespace-character-count="2293"/>
  </office:meta>
</office:document-meta>
</file>